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450000003972E4266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35cm"/>
    </style:style>
    <style:style style:name="gr3" style:family="graphic" style:parent-style-name="standard">
      <style:graphic-properties svg:stroke-width="0.051cm" svg:stroke-color="#0000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8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8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8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808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6b0094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6b0094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472cm" svg:height="17.043cm" svg:x="3.764cm" svg:y="2.86cm">
          <draw:image xlink:href="Pictures/1000000000000450000003972E426627.png" xlink:type="simple" xlink:show="embed" xlink:actuate="onLoad">
            <text:p/>
          </draw:image>
        </draw:frame>
        <draw:frame draw:style-name="gr2" draw:text-style-name="P1" draw:layer="layout" svg:width="5.268cm" svg:height="0.985cm" svg:x="-0.206cm" svg:y="1.141cm">
          <draw:text-box>
            <text:p text:style-name="P1">Change tabs</text:p>
          </draw:text-box>
        </draw:frame>
        <draw:ellipse draw:style-name="gr3" draw:text-style-name="P1" draw:layer="layout" svg:width="5.577cm" svg:height="1.193cm" svg:x="3.735cm" svg:y="3.293cm">
          <text:p/>
        </draw:ellipse>
        <draw:line draw:style-name="gr4" draw:text-style-name="P1" draw:layer="layout" svg:x1="2.646cm" svg:y1="2.1cm" svg:x2="3.891cm" svg:y2="3.683cm">
          <text:p/>
        </draw:line>
        <draw:frame draw:style-name="gr2" draw:text-style-name="P1" draw:layer="layout" svg:width="5.268cm" svg:height="2.384cm" svg:x="-0.676cm" svg:y="4.567cm">
          <draw:text-box>
            <text:p text:style-name="P1">Set V6534 <text:line-break/>VME <text:line-break/>address</text:p>
          </draw:text-box>
        </draw:frame>
        <draw:ellipse draw:style-name="gr5" draw:text-style-name="P1" draw:layer="layout" svg:width="2.88cm" svg:height="1.349cm" svg:x="4.357cm" svg:y="6.355cm">
          <text:p/>
        </draw:ellipse>
        <draw:line draw:style-name="gr6" draw:text-style-name="P1" draw:layer="layout" svg:x1="3.008cm" svg:y1="5.888cm" svg:x2="4.548cm" svg:y2="6.657cm">
          <text:p/>
        </draw:line>
        <draw:frame draw:style-name="gr2" draw:text-style-name="P1" draw:layer="layout" svg:width="5.268cm" svg:height="1.673cm" svg:x="-0.749cm" svg:y="7.705cm">
          <draw:text-box>
            <text:p text:style-name="P1">Read V6534</text:p>
            <text:p text:style-name="P1">register</text:p>
          </draw:text-box>
        </draw:frame>
        <draw:line draw:style-name="gr6" draw:text-style-name="P1" draw:layer="layout" svg:x1="3.502cm" svg:y1="8.586cm" svg:x2="7.872cm" svg:y2="8.576cm">
          <text:p/>
        </draw:line>
        <draw:frame draw:style-name="gr2" draw:text-style-name="P1" draw:layer="layout" svg:width="5.268cm" svg:height="1.673cm" svg:x="23.472cm" svg:y="6.851cm">
          <draw:text-box>
            <text:p text:style-name="P1">Write V6534</text:p>
            <text:p text:style-name="P1">register</text:p>
          </draw:text-box>
        </draw:frame>
        <draw:line draw:style-name="gr6" draw:text-style-name="P1" draw:layer="layout" svg:x1="24.876cm" svg:y1="7.859cm" svg:x2="22.931cm" svg:y2="7.859cm">
          <text:p/>
        </draw:line>
        <draw:ellipse draw:style-name="gr5" draw:text-style-name="P1" draw:layer="layout" svg:width="6.821cm" svg:height="3.395cm" svg:x="16.162cm" svg:y="6.073cm">
          <text:p/>
        </draw:ellipse>
        <draw:ellipse draw:style-name="gr5" draw:text-style-name="P1" draw:layer="layout" svg:width="6.821cm" svg:height="3.343cm" svg:x="7.498cm" svg:y="6.047cm">
          <text:p/>
        </draw:ellipse>
        <draw:frame draw:style-name="gr2" draw:text-style-name="P1" draw:layer="layout" svg:width="10.012cm" svg:height="1.673cm" svg:x="9.469cm" svg:y="0.65cm">
          <draw:text-box>
            <text:p text:style-name="P1">Connect/Disconnect to boards via<text:line-break/>the V1718 USB-VME board</text:p>
          </draw:text-box>
        </draw:frame>
        <draw:ellipse draw:style-name="gr7" draw:text-style-name="P1" draw:layer="layout" svg:width="9.929cm" svg:height="1.557cm" svg:x="8.981cm" svg:y="4.228cm">
          <text:p/>
        </draw:ellipse>
        <draw:line draw:style-name="gr8" draw:text-style-name="P1" draw:layer="layout" svg:x1="14.033cm" svg:y1="2.308cm" svg:x2="14.034cm" svg:y2="4.31cm">
          <text:p/>
        </draw:line>
        <draw:ellipse draw:style-name="gr9" draw:text-style-name="P1" draw:layer="layout" svg:width="6.821cm" svg:height="3.392cm" svg:x="7.5cm" svg:y="10.071cm">
          <text:p/>
        </draw:ellipse>
        <draw:ellipse draw:style-name="gr9" draw:text-style-name="P1" draw:layer="layout" svg:width="6.821cm" svg:height="3.392cm" svg:x="16.035cm" svg:y="9.734cm">
          <text:p/>
        </draw:ellipse>
        <draw:ellipse draw:style-name="gr9" draw:text-style-name="P1" draw:layer="layout" svg:width="2.88cm" svg:height="1.349cm" svg:x="4.565cm" svg:y="10.3cm">
          <text:p/>
        </draw:ellipse>
        <draw:frame draw:style-name="gr2" draw:text-style-name="P1" draw:layer="layout" svg:width="5.268cm" svg:height="2.384cm" svg:x="-0.595cm" svg:y="10.274cm">
          <draw:text-box>
            <text:p text:style-name="P1">Set V1720<text:line-break/>VME <text:line-break/>Address</text:p>
          </draw:text-box>
        </draw:frame>
        <draw:line draw:style-name="gr10" draw:text-style-name="P1" draw:layer="layout" svg:x1="3.086cm" svg:y1="11.569cm" svg:x2="4.462cm" svg:y2="11.076cm">
          <text:p/>
        </draw:line>
        <draw:frame draw:style-name="gr2" draw:text-style-name="P1" draw:layer="layout" svg:width="5.268cm" svg:height="1.673cm" svg:x="-0.723cm" svg:y="13.309cm">
          <draw:text-box>
            <text:p text:style-name="P1">Read V1720</text:p>
            <text:p text:style-name="P1">register</text:p>
          </draw:text-box>
        </draw:frame>
        <draw:line draw:style-name="gr10" draw:text-style-name="P1" draw:layer="layout" svg:x1="3.605cm" svg:y1="14.345cm" svg:x2="7.704cm" svg:y2="12.528cm">
          <text:p/>
        </draw:line>
        <draw:frame draw:style-name="gr2" draw:text-style-name="P1" draw:layer="layout" svg:width="5.268cm" svg:height="1.673cm" svg:x="23.461cm" svg:y="10.298cm">
          <draw:text-box>
            <text:p text:style-name="P1">Write V1720 register</text:p>
          </draw:text-box>
        </draw:frame>
        <draw:line draw:style-name="gr10" draw:text-style-name="P1" draw:layer="layout" svg:x1="24.772cm" svg:y1="11.283cm" svg:x2="22.905cm" svg:y2="11.283cm">
          <text:p/>
        </draw:line>
        <draw:ellipse draw:style-name="gr3" draw:text-style-name="P1" draw:layer="layout" svg:width="3.057cm" svg:height="1.482cm" svg:x="21.037cm" svg:y="18.443cm">
          <text:p/>
        </draw:ellipse>
        <draw:frame draw:style-name="gr2" draw:text-style-name="P1" draw:layer="layout" svg:width="5.268cm" svg:height="1.673cm" svg:x="23.269cm" svg:y="16.082cm">
          <draw:text-box>
            <text:p text:style-name="P1">Exit the<text:line-break/>program</text:p>
          </draw:text-box>
        </draw:frame>
        <draw:line draw:style-name="gr4" draw:text-style-name="P1" draw:layer="layout" svg:x1="24.927cm" svg:y1="17.794cm" svg:x2="23.708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rtwig </meta:initial-creator>
    <meta:creation-date>2012-05-28T16:01:33</meta:creation-date>
    <dc:date>2012-05-28T16:09:10</dc:date>
    <dc:creator>Hartwig </dc:creator>
    <meta:editing-duration>PT00H02M06S</meta:editing-duration>
    <meta:editing-cycles>2</meta:editing-cycles>
    <meta:generator>OpenOffice.org/3.2$Unix OpenOffice.org_project/320m19$Build-9505</meta:generator>
    <meta:document-statistic meta:object-count="28"/>
  </office:meta>
</office:document-meta>
</file>